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6.182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1.362cm"/>
    </style:style>
    <style:style style:name="co9" style:family="table-column">
      <style:table-column-properties fo:break-before="auto" style:column-width="2.163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69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</style:style>
    <style:style style:name="ce10" style:family="table-cell" style:parent-style-name="Default" style:data-style-name="N1">
      <style:table-cell-properties style:rotation-align="none"/>
    </style:style>
    <style:style style:name="ce11" style:family="table-cell" style:parent-style-name="Default" style:data-style-name="N120">
      <style:table-cell-properties style:text-align-source="fix" style:repeat-content="false" style:rotation-align="none"/>
      <style:paragraph-properties fo:text-align="center" fo:margin-left="0cm"/>
    </style:style>
    <style:style style:name="ce2" style:family="table-cell" style:parent-style-name="Default" style:data-style-name="N120">
      <style:table-cell-properties style:rotation-align="non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cdcd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dcdcdc" style:direction="ltr" fo:border-right="0.74pt solid #dcdcdc" style:rotation-angle="0" style:rotation-align="none" style:shrink-to-fit="false" fo:border-top="0.74pt solid #dcdcdc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1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8" style:family="table-cell" style:parent-style-name="Default">
      <style:text-properties style:font-name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2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Док. Тип</text:p>
          </table:table-cell>
          <table:table-cell table:style-name="ce9" office:value-type="string" calcext:value-type="string">
            <text:p>Док. No.</text:p>
          </table:table-cell>
          <table:table-cell table:style-name="ce11" office:value-type="string" calcext:value-type="string">
            <text:p>Док. Дата</text:p>
          </table:table-cell>
          <table:table-cell table:style-name="ce1" office:value-type="string" calcext:value-type="string">
            <text:p>Купувач</text:p>
          </table:table-cell>
          <table:table-cell table:style-name="ce11" office:value-type="string" calcext:value-type="string">
            <text:p>Падеж</text:p>
          </table:table-cell>
          <table:table-cell table:style-name="ce1" office:value-type="string" calcext:value-type="string">
            <text:p>Продукт</text:p>
          </table:table-cell>
          <table:table-cell table:style-name="ce1" office:value-type="string" calcext:value-type="string">
            <text:p>Партида</text:p>
          </table:table-cell>
          <table:table-cell table:style-name="ce1" office:value-type="string" calcext:value-type="string">
            <text:p>Марк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9000000009" calcext:value-type="float">
            <text:p>9000000009</text:p>
          </table:table-cell>
          <table:table-cell table:style-name="ce2" office:value-type="date" office:date-value="2025-01-15" calcext:value-type="date">
            <text:p>15.1.2025</text:p>
          </table:table-cell>
          <table:table-cell office:value-type="string" calcext:value-type="string">
            <text:p>АТА-СПА ООД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Балсам за блясък, 200 мл</text:p>
          </table:table-cell>
          <table:table-cell office:value-type="string" calcext:value-type="string">
            <text:p>L20250515</text:p>
          </table:table-cell>
          <table:table-cell office:value-type="string" calcext:value-type="string">
            <text:p>бр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9000000009" calcext:value-type="float">
            <text:p>9000000009</text:p>
          </table:table-cell>
          <table:table-cell table:style-name="ce2" office:value-type="date" office:date-value="2025-01-15" calcext:value-type="date">
            <text:p>15.1.2025</text:p>
          </table:table-cell>
          <table:table-cell office:value-type="string" calcext:value-type="string">
            <text:p>АТА-СПА ООД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Балсам за блясък, 400 мл</text:p>
          </table:table-cell>
          <table:table-cell office:value-type="string" calcext:value-type="string">
            <text:p>L20250516</text:p>
          </table:table-cell>
          <table:table-cell office:value-type="string" calcext:value-type="string">
            <text:p>бр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9000000009" calcext:value-type="float">
            <text:p>9000000009</text:p>
          </table:table-cell>
          <table:table-cell table:style-name="ce2" office:value-type="date" office:date-value="2025-01-15" calcext:value-type="date">
            <text:p>15.1.2025</text:p>
          </table:table-cell>
          <table:table-cell office:value-type="string" calcext:value-type="string">
            <text:p>АТА-СПА ООД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Балсам за обем, 200 мл</text:p>
          </table:table-cell>
          <table:table-cell office:value-type="string" calcext:value-type="string">
            <text:p>L20250517</text:p>
          </table:table-cell>
          <table:table-cell office:value-type="string" calcext:value-type="string">
            <text:p>бр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9000000013" calcext:value-type="float">
            <text:p>9000000013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ДЖИ ЕМ ЕКС ЕООД</text:p>
          </table:table-cell>
          <table:table-cell table:style-name="ce2" office:value-type="date" office:date-value="2025-02-28" calcext:value-type="date">
            <text:p>28.2.2025</text:p>
          </table:table-cell>
          <table:table-cell office:value-type="string" calcext:value-type="string">
            <text:p>Шампоан Keratin Shampoo 150ml</text:p>
          </table:table-cell>
          <table:table-cell office:value-type="string" calcext:value-type="string">
            <text:p>L20250901</text:p>
          </table:table-cell>
          <table:table-cell office:value-type="string" calcext:value-type="string">
            <text:p>бр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9000000013" calcext:value-type="float">
            <text:p>9000000013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ДЖИ ЕМ ЕКС ЕООД</text:p>
          </table:table-cell>
          <table:table-cell table:style-name="ce2" office:value-type="date" office:date-value="2025-02-28" calcext:value-type="date">
            <text:p>28.2.2025</text:p>
          </table:table-cell>
          <table:table-cell office:value-type="string" calcext:value-type="string">
            <text:p>Шампоан Keratin Shampoo 530ml</text:p>
          </table:table-cell>
          <table:table-cell office:value-type="string" calcext:value-type="string">
            <text:p>L20250902</text:p>
          </table:table-cell>
          <table:table-cell office:value-type="string" calcext:value-type="string">
            <text:p>бр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9000000013" calcext:value-type="float">
            <text:p>9000000013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ДЖИ ЕМ ЕКС ЕООД</text:p>
          </table:table-cell>
          <table:table-cell table:style-name="ce2" office:value-type="date" office:date-value="2025-02-28" calcext:value-type="date">
            <text:p>28.2.2025</text:p>
          </table:table-cell>
          <table:table-cell office:value-type="string" calcext:value-type="string">
            <text:p>Шампоан Treatment 150ml</text:p>
          </table:table-cell>
          <table:table-cell office:value-type="string" calcext:value-type="string">
            <text:p>L20250903</text:p>
          </table:table-cell>
          <table:table-cell office:value-type="string" calcext:value-type="string">
            <text:p>бр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2000080595" calcext:value-type="float">
            <text:p>2000080595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РЕД ОРИНДЖ 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3" office:value-type="string" calcext:value-type="string">
            <text:p>Дезодорант Fresh, 150 мл</text:p>
          </table:table-cell>
          <table:table-cell office:value-type="string" calcext:value-type="string">
            <text:p>L20250203</text:p>
          </table:table-cell>
          <table:table-cell office:value-type="string" calcext:value-type="string">
            <text:p>бр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2000080595" calcext:value-type="float">
            <text:p>2000080595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РЕД ОРИНДЖ 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3" office:value-type="string" calcext:value-type="string">
            <text:p>Дезодорант Sport, 150 мл</text:p>
          </table:table-cell>
          <table:table-cell office:value-type="string" calcext:value-type="string">
            <text:p>L20250204</text:p>
          </table:table-cell>
          <table:table-cell office:value-type="string" calcext:value-type="string">
            <text:p>бр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2000080595" calcext:value-type="float">
            <text:p>2000080595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РЕД ОРИНДЖ 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3" office:value-type="string" calcext:value-type="string">
            <text:p>Душ гел 3 в 1 , 250 мл</text:p>
          </table:table-cell>
          <table:table-cell office:value-type="string" calcext:value-type="string">
            <text:p>L20250205</text:p>
          </table:table-cell>
          <table:table-cell office:value-type="string" calcext:value-type="string">
            <text:p>бр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2000080595" calcext:value-type="float">
            <text:p>2000080595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РЕД ОРИНДЖ 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4" office:value-type="string" calcext:value-type="string">
            <text:p>Душ гел Fresh, 250 мл</text:p>
          </table:table-cell>
          <table:table-cell office:value-type="string" calcext:value-type="string">
            <text:p>L20250206</text:p>
          </table:table-cell>
          <table:table-cell office:value-type="string" calcext:value-type="string">
            <text:p>бр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2000080595" calcext:value-type="float">
            <text:p>2000080595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РЕД ОРИНДЖ 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3" office:value-type="string" calcext:value-type="string">
            <text:p>Душ гел 3 в 1, 400 мл</text:p>
          </table:table-cell>
          <table:table-cell office:value-type="string" calcext:value-type="string">
            <text:p>L20250207</text:p>
          </table:table-cell>
          <table:table-cell office:value-type="string" calcext:value-type="string">
            <text:p>бр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2000080595" calcext:value-type="float">
            <text:p>2000080595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РЕД ОРИНДЖ 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5" office:value-type="string" calcext:value-type="string">
            <text:p>Душ гел Fresh, 400 мл</text:p>
          </table:table-cell>
          <table:table-cell office:value-type="string" calcext:value-type="string">
            <text:p>L20250208</text:p>
          </table:table-cell>
          <table:table-cell office:value-type="string" calcext:value-type="string">
            <text:p>бр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2000080595" calcext:value-type="float">
            <text:p>2000080595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РЕД ОРИНДЖ 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6" office:value-type="string" calcext:value-type="string">
            <text:p>Дезодорант Sport, 150 мл</text:p>
          </table:table-cell>
          <table:table-cell office:value-type="string" calcext:value-type="string">
            <text:p>L20250209</text:p>
          </table:table-cell>
          <table:table-cell office:value-type="string" calcext:value-type="string">
            <text:p>бр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9000000050" calcext:value-type="float">
            <text:p>9000000050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ДЖИ ЕМ Е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office:value-type="string" calcext:value-type="string">
            <text:p>Крем сапун Pure, 500 мл</text:p>
          </table:table-cell>
          <table:table-cell office:value-type="string" calcext:value-type="string">
            <text:p>L20250210</text:p>
          </table:table-cell>
          <table:table-cell office:value-type="string" calcext:value-type="string">
            <text:p>бр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9000000050" calcext:value-type="float">
            <text:p>9000000050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ДЖИ ЕМ Е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office:value-type="string" calcext:value-type="string">
            <text:p>Крем сапун Pure, 1000 мл</text:p>
          </table:table-cell>
          <table:table-cell office:value-type="string" calcext:value-type="string">
            <text:p>L20250211</text:p>
          </table:table-cell>
          <table:table-cell office:value-type="string" calcext:value-type="string">
            <text:p>бр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9000000050" calcext:value-type="float">
            <text:p>9000000050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ДЖИ ЕМ Е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table:style-name="ce7" office:value-type="string" calcext:value-type="string">
            <text:p>Крем сапун Pure, 500 мл</text:p>
          </table:table-cell>
          <table:table-cell office:value-type="string" calcext:value-type="string">
            <text:p>L20250212</text:p>
          </table:table-cell>
          <table:table-cell office:value-type="string" calcext:value-type="string">
            <text:p>бр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9000000050" calcext:value-type="float">
            <text:p>9000000050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ДЖИ ЕМ Е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table:style-name="ce8" office:value-type="string" calcext:value-type="string">
            <text:p>Крем сапун Pure, 1000 мл</text:p>
          </table:table-cell>
          <table:table-cell office:value-type="string" calcext:value-type="string">
            <text:p>L20250213</text:p>
          </table:table-cell>
          <table:table-cell office:value-type="string" calcext:value-type="string">
            <text:p>бр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9000000050" calcext:value-type="float">
            <text:p>9000000050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ДЖИ ЕМ Е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table:style-name="ce7" office:value-type="string" calcext:value-type="string">
            <text:p>Крем сапун Pure, 500 мл</text:p>
          </table:table-cell>
          <table:table-cell office:value-type="string" calcext:value-type="string">
            <text:p>L20250214</text:p>
          </table:table-cell>
          <table:table-cell office:value-type="string" calcext:value-type="string">
            <text:p>бр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прод</text:p>
          </table:table-cell>
          <table:table-cell office:value-type="float" office:value="9000000050" calcext:value-type="float">
            <text:p>9000000050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ДЖИ ЕМ Е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table:style-name="ce8" office:value-type="string" calcext:value-type="string">
            <text:p>Крем сапун Pure, 1000 мл</text:p>
          </table:table-cell>
          <table:table-cell office:value-type="string" calcext:value-type="string">
            <text:p>L20250215</text:p>
          </table:table-cell>
          <table:table-cell office:value-type="string" calcext:value-type="string">
            <text:p>бр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лв</number:text>
    </number:number-style>
    <number:number-style style:name="N115"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лв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лв</number:text>
    </number:number-style>
    <number:number-style style:name="N118"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лв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9P0"/>
    </number:number-style>
    <number:date-style style:name="N120">
      <number:day number:style="long"/>
      <number:text>.</number:text>
      <number:month/>
      <number:text>.</number:text>
      <number:year number:style="long"/>
    </number:date-style>
    <number:date-style style:name="N121">
      <number:day number:style="long"/>
      <number:text>.</number:text>
      <number:month number:textual="true"/>
      <number:text>.</number:text>
      <number:year/>
    </number:date-style>
    <number:date-style style:name="N122">
      <number:day number:style="long"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 number:style="long"/>
      <number:text>:</number:text>
      <number:minutes number:style="long"/>
    </number:time-style>
    <number:time-style style:name="N125">
      <number:hours number:style="long"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л1_в3">  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л1_в3">  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л1_в3">  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л1_в3">  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л1_в3">  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л1_в3">  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л1_в3">  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л1_в3">  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л1_в3_-5">  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л1_в3_-5">      </number:text>
    </number:number-style>
    <number:number-style style:name="N136P2" style:volatile="true">
      <number:text loext:blank-width-char="-"> </number:text>
      <number:fill-character> </number:fill-character>
      <number:text loext:blank-width-char="л2_в4_-6">-  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лв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лв </number:text>
    </number:number-style>
    <number:number-style style:name="N140P2" style:volatile="true">
      <number:text loext:blank-width-char="-"> </number:text>
      <number:fill-character> </number:fill-character>
      <number:text loext:blank-width-char="-4">- лв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л1_в3_-5">  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л1_в3_-5">  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л1_в3_-5">  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лв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лв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лв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.00.0000</text:date>, <text:time style:data-style-name="N2" text:time-value="10:36:45.56608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6-09-16T00:00:00</meta:creation-date>
    <dc:date>2025-10-20T10:44:31.767339800</dc:date>
    <meta:generator>LibreOffice/25.2.4.3$Windows_X86_64 LibreOffice_project/33e196637044ead23f5c3226cde09b47731f7e27</meta:generator>
    <meta:editing-duration>PT1H9M3S</meta:editing-duration>
    <meta:editing-cycles>6</meta:editing-cycles>
    <meta:document-statistic meta:table-count="1" meta:cell-count="200" meta:object-count="0"/>
    <meta:user-defined meta:name="AppVersion">15.0300</meta:user-defined>
  </office:meta>
</office:document-meta>
</file>